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fe7f5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draw:fill="solid" draw:fill-color="#23b8dc" draw:textarea-vertical-align="middle"/>
    </style:style>
    <style:style style:name="gr9" style:family="graphic" style:parent-style-name="standard">
      <style:graphic-properties draw:stroke="none" draw:fill="none" draw:fill-color="#cfe7f5" draw:textarea-vertical-align="middle"/>
    </style:style>
    <style:style style:name="gr10" style:family="graphic" style:parent-style-name="objectwithoutfill">
      <style:graphic-properties draw:stroke="solid" draw:marker-start="Linienende_20_2" draw:marker-end="Linienende_20_1" draw:marker-end-width="0.3cm" draw:fill="none" draw:fill-color="#cfe7f5" draw:textarea-vertical-align="middle"/>
    </style:style>
    <style:style style:name="gr11" style:family="graphic" style:parent-style-name="objectwithoutfill">
      <style:graphic-properties draw:stroke="solid" draw:marker-start="Linienende_20_2" draw:marker-end="Linienende_20_3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sub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58%" fo:font-size="16pt" style:font-size-asian="16pt" style:font-size-complex="16pt"/>
    </style:style>
    <style:style style:name="T4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7cm" svg:height="9.8cm" svg:x="4.7cm" svg:y="3.6cm">
          <text:p/>
        </draw:rect>
        <draw:frame draw:style-name="gr2" draw:layer="layout" svg:width="0.001cm" svg:height="0.963cm" svg:x="4.999cm" svg:y="1.9cm">
          <draw:text-box>
            <text:p>1</text:p>
          </draw:text-box>
        </draw:frame>
        <draw:frame draw:style-name="gr3" draw:layer="layout" svg:width="0.853cm" svg:height="0.963cm" svg:x="3.047cm" svg:y="3.537cm">
          <draw:text-box>
            <text:p>1</text:p>
          </draw:text-box>
        </draw:frame>
        <draw:frame draw:style-name="gr3" draw:layer="layout" svg:width="0.642cm" svg:height="0.963cm" svg:x="3.3cm" svg:y="6.837cm">
          <draw:text-box>
            <text:p>i</text:p>
          </draw:text-box>
        </draw:frame>
        <draw:frame draw:style-name="gr3" draw:layer="layout" svg:width="0.642cm" svg:height="0.963cm" svg:x="9.158cm" svg:y="1.937cm">
          <draw:text-box>
            <text:p>j</text:p>
          </draw:text-box>
        </draw:frame>
        <draw:rect draw:style-name="gr4" draw:text-style-name="P1" draw:layer="layout" svg:width="0.87cm" svg:height="0.816cm" svg:x="9.05cm" svg:y="6.867cm">
          <text:p text:style-name="P1">c<text:span text:style-name="T1">i,j</text:span></text:p>
        </draw:rect>
        <draw:rect draw:style-name="gr4" draw:text-style-name="P2" draw:layer="layout" svg:width="0.87cm" svg:height="0.817cm" svg:x="8.18cm" svg:y="7.683cm">
          <text:p text:style-name="P2"><text:span text:style-name="T2">c</text:span><text:span text:style-name="T3">i+1,j-1</text:span></text:p>
        </draw:rect>
        <draw:rect draw:style-name="gr4" draw:text-style-name="P1" draw:layer="layout" svg:width="0.87cm" svg:height="0.817cm" svg:x="12.53cm" svg:y="3.6cm">
          <text:p text:style-name="P1">c<text:span text:style-name="T4">1n</text:span></text:p>
        </draw:rect>
        <draw:rect draw:style-name="gr4" draw:text-style-name="P1" draw:layer="layout" svg:width="0.87cm" svg:height="0.817cm" svg:x="7.31cm" svg:y="8.5cm">
          <text:p/>
        </draw:rect>
        <draw:rect draw:style-name="gr4" draw:text-style-name="P1" draw:layer="layout" svg:width="0.87cm" svg:height="0.816cm" svg:x="6.44cm" svg:y="9.317cm">
          <text:p/>
        </draw:rect>
        <draw:rect draw:style-name="gr4" draw:text-style-name="P1" draw:layer="layout" svg:width="0.87cm" svg:height="0.817cm" svg:x="5.57cm" svg:y="10.133cm">
          <text:p/>
        </draw:rect>
        <draw:rect draw:style-name="gr4" draw:text-style-name="P1" draw:layer="layout" svg:width="0.87cm" svg:height="0.817cm" svg:x="4.7cm" svg:y="10.95cm">
          <text:p/>
        </draw:rect>
        <draw:rect draw:style-name="gr4" draw:text-style-name="P1" draw:layer="layout" svg:width="0.87cm" svg:height="0.817cm" svg:x="9.92cm" svg:y="6.05cm">
          <text:p/>
        </draw:rect>
        <draw:rect draw:style-name="gr4" draw:text-style-name="P1" draw:layer="layout" svg:width="0.87cm" svg:height="0.817cm" svg:x="10.79cm" svg:y="5.233cm">
          <text:p/>
        </draw:rect>
        <draw:rect draw:style-name="gr4" draw:text-style-name="P1" draw:layer="layout" svg:width="0.87cm" svg:height="0.816cm" svg:x="11.66cm" svg:y="4.417cm">
          <text:p/>
        </draw:rect>
        <draw:line draw:style-name="gr5" draw:text-style-name="P1" draw:layer="layout" svg:x1="4cm" svg:y1="7.3cm" svg:x2="8.9cm" svg:y2="7.3cm">
          <text:p/>
        </draw:line>
        <draw:line draw:style-name="gr5" draw:text-style-name="P1" draw:layer="layout" svg:x1="9.4cm" svg:y1="2.9cm" svg:x2="9.4cm" svg:y2="6.7cm">
          <text:p/>
        </draw:line>
        <draw:line draw:style-name="gr5" draw:text-style-name="P1" draw:layer="layout" svg:x1="4.999cm" svg:y1="2.763cm" svg:x2="4.999cm" svg:y2="3.563cm">
          <text:p/>
        </draw:line>
        <draw:line draw:style-name="gr5" draw:text-style-name="P1" draw:layer="layout" svg:x1="3.7cm" svg:y1="4cm" svg:x2="4.6cm" svg:y2="4cm">
          <text:p/>
        </draw:line>
        <draw:rect draw:style-name="gr4" draw:text-style-name="P1" draw:layer="layout" svg:width="0.87cm" svg:height="0.817cm" svg:x="4.7cm" svg:y="3.6cm">
          <text:p text:style-name="P1">0</text:p>
        </draw:rect>
        <draw:rect draw:style-name="gr4" draw:text-style-name="P1" draw:layer="layout" svg:width="0.87cm" svg:height="0.817cm" svg:x="5.6cm" svg:y="3.6cm">
          <text:p text:style-name="P1">2</text:p>
        </draw:rect>
        <draw:rect draw:style-name="gr4" draw:text-style-name="P1" draw:layer="layout" svg:width="0.87cm" svg:height="0.817cm" svg:x="4.7cm" svg:y="4.4cm">
          <text:p text:style-name="P1">1</text:p>
        </draw:rect>
        <draw:rect draw:style-name="gr4" draw:text-style-name="P1" draw:layer="layout" svg:width="0.87cm" svg:height="0.817cm" svg:x="5.6cm" svg:y="4.4cm">
          <text:p text:style-name="P1">4</text:p>
        </draw:rect>
        <draw:rect draw:style-name="gr4" draw:text-style-name="P1" draw:layer="layout" svg:width="0.87cm" svg:height="0.817cm" svg:x="4.7cm" svg:y="5.2cm">
          <text:p text:style-name="P1">3</text:p>
        </draw:rect>
        <draw:rect draw:style-name="gr4" draw:text-style-name="P1" draw:layer="layout" svg:width="0.87cm" svg:height="0.817cm" svg:x="6.5cm" svg:y="3.6cm">
          <text:p text:style-name="P1">5</text:p>
        </draw:rect>
        <draw:line draw:style-name="gr6" draw:text-style-name="P1" draw:layer="layout" svg:x1="4.2cm" svg:y1="6.4cm" svg:x2="8.3cm" svg:y2="2.7cm">
          <text:p/>
        </draw:line>
        <draw:line draw:style-name="gr6" draw:text-style-name="P1" draw:layer="layout" svg:x1="4.3cm" svg:y1="5.5cm" svg:x2="7.4cm" svg:y2="2.6cm">
          <text:p/>
        </draw:line>
        <draw:line draw:style-name="gr6" draw:text-style-name="P1" draw:layer="layout" svg:x1="4.3cm" svg:y1="4.7cm" svg:x2="6.3cm" svg:y2="2.7cm">
          <text:p/>
        </draw:line>
        <draw:rect draw:style-name="gr7" draw:text-style-name="P1" draw:layer="layout" svg:width="4.5cm" svg:height="0.7cm" svg:x="3.4cm" svg:y="27.3cm">
          <text:p/>
        </draw:rect>
        <draw:rect draw:style-name="gr8" draw:text-style-name="P1" draw:layer="layout" svg:width="4.3cm" svg:height="0.4cm" svg:x="3.5cm" svg:y="27.4cm">
          <text:p/>
        </draw:rect>
        <draw:g>
          <draw:rect draw:style-name="gr7" draw:text-style-name="P1" draw:layer="layout" svg:width="4.5cm" svg:height="0.7cm" svg:x="3.4cm" svg:y="26.6cm">
            <text:p/>
          </draw:rect>
          <draw:rect draw:style-name="gr8" draw:text-style-name="P1" draw:layer="layout" svg:width="0.3cm" svg:height="0.4cm" svg:x="3.5cm" svg:y="26.7cm">
            <text:p/>
          </draw:rect>
          <draw:rect draw:style-name="gr8" draw:text-style-name="P1" draw:layer="layout" svg:width="0.3cm" svg:height="0.4cm" svg:x="3.9cm" svg:y="26.7cm">
            <text:p/>
          </draw:rect>
          <draw:rect draw:style-name="gr8" draw:text-style-name="P1" draw:layer="layout" svg:width="0.3cm" svg:height="0.4cm" svg:x="4.3cm" svg:y="26.7cm">
            <text:p/>
          </draw:rect>
          <draw:rect draw:style-name="gr8" draw:text-style-name="P1" draw:layer="layout" svg:width="0.3cm" svg:height="0.4cm" svg:x="4.7cm" svg:y="26.7cm">
            <text:p/>
          </draw:rect>
          <draw:rect draw:style-name="gr8" draw:text-style-name="P1" draw:layer="layout" svg:width="0.3cm" svg:height="0.4cm" svg:x="5.1cm" svg:y="26.7cm">
            <text:p/>
          </draw:rect>
          <draw:rect draw:style-name="gr8" draw:text-style-name="P1" draw:layer="layout" svg:width="0.3cm" svg:height="0.4cm" svg:x="5.5cm" svg:y="26.7cm">
            <text:p/>
          </draw:rect>
          <draw:rect draw:style-name="gr8" draw:text-style-name="P1" draw:layer="layout" svg:width="0.3cm" svg:height="0.4cm" svg:x="5.9cm" svg:y="26.7cm">
            <text:p/>
          </draw:rect>
          <draw:rect draw:style-name="gr8" draw:text-style-name="P1" draw:layer="layout" svg:width="0.3cm" svg:height="0.4cm" svg:x="6.3cm" svg:y="26.7cm">
            <text:p/>
          </draw:rect>
          <draw:rect draw:style-name="gr8" draw:text-style-name="P1" draw:layer="layout" svg:width="0.3cm" svg:height="0.4cm" svg:x="6.7cm" svg:y="26.7cm">
            <text:p/>
          </draw:rect>
          <draw:rect draw:style-name="gr8" draw:text-style-name="P1" draw:layer="layout" svg:width="0.3cm" svg:height="0.4cm" svg:x="7.1cm" svg:y="26.7cm">
            <text:p/>
          </draw:rect>
          <draw:rect draw:style-name="gr8" draw:text-style-name="P1" draw:layer="layout" svg:width="0.3cm" svg:height="0.4cm" svg:x="7.5cm" svg:y="26.7cm">
            <text:p/>
          </draw:rect>
        </draw:g>
        <draw:g>
          <draw:rect draw:style-name="gr7" draw:text-style-name="P1" draw:layer="layout" svg:width="4.5cm" svg:height="0.7cm" svg:x="3.4cm" svg:y="25.9cm">
            <text:p/>
          </draw:rect>
          <draw:rect draw:style-name="gr8" draw:text-style-name="P1" draw:layer="layout" svg:width="0.3cm" svg:height="0.4cm" svg:x="3.5cm" svg:y="26cm">
            <text:p/>
          </draw:rect>
          <draw:rect draw:style-name="gr8" draw:text-style-name="P1" draw:layer="layout" svg:width="0.3cm" svg:height="0.4cm" svg:x="3.9cm" svg:y="26cm">
            <text:p/>
          </draw:rect>
          <draw:rect draw:style-name="gr8" draw:text-style-name="P1" draw:layer="layout" svg:width="0.3cm" svg:height="0.4cm" svg:x="4.3cm" svg:y="26cm">
            <text:p/>
          </draw:rect>
          <draw:rect draw:style-name="gr8" draw:text-style-name="P1" draw:layer="layout" svg:width="0.3cm" svg:height="0.4cm" svg:x="4.7cm" svg:y="26cm">
            <text:p/>
          </draw:rect>
          <draw:rect draw:style-name="gr8" draw:text-style-name="P1" draw:layer="layout" svg:width="0.3cm" svg:height="0.4cm" svg:x="5.1cm" svg:y="26cm">
            <text:p/>
          </draw:rect>
          <draw:rect draw:style-name="gr8" draw:text-style-name="P1" draw:layer="layout" svg:width="0.3cm" svg:height="0.4cm" svg:x="5.5cm" svg:y="26cm">
            <text:p/>
          </draw:rect>
          <draw:rect draw:style-name="gr8" draw:text-style-name="P1" draw:layer="layout" svg:width="0.3cm" svg:height="0.4cm" svg:x="5.9cm" svg:y="26cm">
            <text:p/>
          </draw:rect>
          <draw:rect draw:style-name="gr8" draw:text-style-name="P1" draw:layer="layout" svg:width="0.3cm" svg:height="0.4cm" svg:x="6.3cm" svg:y="26cm">
            <text:p/>
          </draw:rect>
          <draw:rect draw:style-name="gr8" draw:text-style-name="P1" draw:layer="layout" svg:width="0.3cm" svg:height="0.4cm" svg:x="6.7cm" svg:y="26cm">
            <text:p/>
          </draw:rect>
          <draw:rect draw:style-name="gr8" draw:text-style-name="P1" draw:layer="layout" svg:width="0.3cm" svg:height="0.4cm" svg:x="7.1cm" svg:y="26cm">
            <text:p/>
          </draw:rect>
          <draw:rect draw:style-name="gr8" draw:text-style-name="P1" draw:layer="layout" svg:width="0.3cm" svg:height="0.4cm" svg:x="7.5cm" svg:y="26cm">
            <text:p/>
          </draw:rect>
        </draw:g>
        <draw:g>
          <draw:rect draw:style-name="gr7" draw:text-style-name="P1" draw:layer="layout" svg:width="4.5cm" svg:height="0.7cm" svg:x="3.4cm" svg:y="25.2cm">
            <text:p/>
          </draw:rect>
          <draw:rect draw:style-name="gr8" draw:text-style-name="P1" draw:layer="layout" svg:width="0.3cm" svg:height="0.4cm" svg:x="3.5cm" svg:y="25.3cm">
            <text:p/>
          </draw:rect>
          <draw:rect draw:style-name="gr8" draw:text-style-name="P1" draw:layer="layout" svg:width="0.3cm" svg:height="0.4cm" svg:x="3.9cm" svg:y="25.3cm">
            <text:p/>
          </draw:rect>
          <draw:rect draw:style-name="gr8" draw:text-style-name="P1" draw:layer="layout" svg:width="0.3cm" svg:height="0.4cm" svg:x="4.3cm" svg:y="25.3cm">
            <text:p/>
          </draw:rect>
          <draw:rect draw:style-name="gr8" draw:text-style-name="P1" draw:layer="layout" svg:width="0.3cm" svg:height="0.4cm" svg:x="4.7cm" svg:y="25.3cm">
            <text:p/>
          </draw:rect>
          <draw:rect draw:style-name="gr8" draw:text-style-name="P1" draw:layer="layout" svg:width="0.3cm" svg:height="0.4cm" svg:x="5.1cm" svg:y="25.3cm">
            <text:p/>
          </draw:rect>
          <draw:rect draw:style-name="gr8" draw:text-style-name="P1" draw:layer="layout" svg:width="0.3cm" svg:height="0.4cm" svg:x="5.5cm" svg:y="25.3cm">
            <text:p/>
          </draw:rect>
          <draw:rect draw:style-name="gr8" draw:text-style-name="P1" draw:layer="layout" svg:width="0.3cm" svg:height="0.4cm" svg:x="5.9cm" svg:y="25.3cm">
            <text:p/>
          </draw:rect>
          <draw:rect draw:style-name="gr8" draw:text-style-name="P1" draw:layer="layout" svg:width="0.3cm" svg:height="0.4cm" svg:x="6.3cm" svg:y="25.3cm">
            <text:p/>
          </draw:rect>
          <draw:rect draw:style-name="gr8" draw:text-style-name="P1" draw:layer="layout" svg:width="0.3cm" svg:height="0.4cm" svg:x="6.7cm" svg:y="25.3cm">
            <text:p/>
          </draw:rect>
          <draw:rect draw:style-name="gr8" draw:text-style-name="P1" draw:layer="layout" svg:width="0.3cm" svg:height="0.4cm" svg:x="7.1cm" svg:y="25.3cm">
            <text:p/>
          </draw:rect>
          <draw:rect draw:style-name="gr8" draw:text-style-name="P1" draw:layer="layout" svg:width="0.3cm" svg:height="0.4cm" svg:x="7.5cm" svg:y="25.3cm">
            <text:p/>
          </draw:rect>
        </draw:g>
        <draw:g>
          <draw:rect draw:style-name="gr7" draw:text-style-name="P1" draw:layer="layout" svg:width="4.5cm" svg:height="0.7cm" svg:x="3.4cm" svg:y="24.5cm">
            <text:p/>
          </draw:rect>
          <draw:rect draw:style-name="gr8" draw:text-style-name="P1" draw:layer="layout" svg:width="0.3cm" svg:height="0.4cm" svg:x="3.5cm" svg:y="24.6cm">
            <text:p/>
          </draw:rect>
          <draw:rect draw:style-name="gr8" draw:text-style-name="P1" draw:layer="layout" svg:width="0.3cm" svg:height="0.4cm" svg:x="3.9cm" svg:y="24.6cm">
            <text:p/>
          </draw:rect>
          <draw:rect draw:style-name="gr8" draw:text-style-name="P1" draw:layer="layout" svg:width="0.3cm" svg:height="0.4cm" svg:x="4.3cm" svg:y="24.6cm">
            <text:p/>
          </draw:rect>
          <draw:rect draw:style-name="gr8" draw:text-style-name="P1" draw:layer="layout" svg:width="0.3cm" svg:height="0.4cm" svg:x="4.7cm" svg:y="24.6cm">
            <text:p/>
          </draw:rect>
          <draw:rect draw:style-name="gr8" draw:text-style-name="P1" draw:layer="layout" svg:width="0.3cm" svg:height="0.4cm" svg:x="5.1cm" svg:y="24.6cm">
            <text:p/>
          </draw:rect>
          <draw:rect draw:style-name="gr8" draw:text-style-name="P1" draw:layer="layout" svg:width="0.3cm" svg:height="0.4cm" svg:x="5.5cm" svg:y="24.6cm">
            <text:p/>
          </draw:rect>
          <draw:rect draw:style-name="gr8" draw:text-style-name="P1" draw:layer="layout" svg:width="0.3cm" svg:height="0.4cm" svg:x="5.9cm" svg:y="24.6cm">
            <text:p/>
          </draw:rect>
          <draw:rect draw:style-name="gr8" draw:text-style-name="P1" draw:layer="layout" svg:width="0.3cm" svg:height="0.4cm" svg:x="6.3cm" svg:y="24.6cm">
            <text:p/>
          </draw:rect>
          <draw:rect draw:style-name="gr8" draw:text-style-name="P1" draw:layer="layout" svg:width="0.3cm" svg:height="0.4cm" svg:x="6.7cm" svg:y="24.6cm">
            <text:p/>
          </draw:rect>
          <draw:rect draw:style-name="gr8" draw:text-style-name="P1" draw:layer="layout" svg:width="0.3cm" svg:height="0.4cm" svg:x="7.1cm" svg:y="24.6cm">
            <text:p/>
          </draw:rect>
          <draw:rect draw:style-name="gr8" draw:text-style-name="P1" draw:layer="layout" svg:width="0.3cm" svg:height="0.4cm" svg:x="7.5cm" svg:y="24.6cm">
            <text:p/>
          </draw:rect>
        </draw:g>
        <draw:g>
          <draw:rect draw:style-name="gr7" draw:text-style-name="P1" draw:layer="layout" svg:width="4.5cm" svg:height="0.7cm" svg:x="3.4cm" svg:y="23.8cm">
            <text:p/>
          </draw:rect>
          <draw:rect draw:style-name="gr8" draw:text-style-name="P1" draw:layer="layout" svg:width="0.3cm" svg:height="0.4cm" svg:x="3.5cm" svg:y="23.9cm">
            <text:p/>
          </draw:rect>
          <draw:rect draw:style-name="gr8" draw:text-style-name="P1" draw:layer="layout" svg:width="0.3cm" svg:height="0.4cm" svg:x="3.9cm" svg:y="23.9cm">
            <text:p/>
          </draw:rect>
          <draw:rect draw:style-name="gr8" draw:text-style-name="P1" draw:layer="layout" svg:width="0.3cm" svg:height="0.4cm" svg:x="4.3cm" svg:y="23.9cm">
            <text:p/>
          </draw:rect>
          <draw:rect draw:style-name="gr8" draw:text-style-name="P1" draw:layer="layout" svg:width="0.3cm" svg:height="0.4cm" svg:x="4.7cm" svg:y="23.9cm">
            <text:p/>
          </draw:rect>
          <draw:rect draw:style-name="gr8" draw:text-style-name="P1" draw:layer="layout" svg:width="0.3cm" svg:height="0.4cm" svg:x="5.1cm" svg:y="23.9cm">
            <text:p/>
          </draw:rect>
          <draw:rect draw:style-name="gr8" draw:text-style-name="P1" draw:layer="layout" svg:width="0.3cm" svg:height="0.4cm" svg:x="5.5cm" svg:y="23.9cm">
            <text:p/>
          </draw:rect>
          <draw:rect draw:style-name="gr8" draw:text-style-name="P1" draw:layer="layout" svg:width="0.3cm" svg:height="0.4cm" svg:x="5.9cm" svg:y="23.9cm">
            <text:p/>
          </draw:rect>
          <draw:rect draw:style-name="gr8" draw:text-style-name="P1" draw:layer="layout" svg:width="0.3cm" svg:height="0.4cm" svg:x="6.3cm" svg:y="23.9cm">
            <text:p/>
          </draw:rect>
          <draw:rect draw:style-name="gr8" draw:text-style-name="P1" draw:layer="layout" svg:width="0.3cm" svg:height="0.4cm" svg:x="6.7cm" svg:y="23.9cm">
            <text:p/>
          </draw:rect>
          <draw:rect draw:style-name="gr8" draw:text-style-name="P1" draw:layer="layout" svg:width="0.3cm" svg:height="0.4cm" svg:x="7.1cm" svg:y="23.9cm">
            <text:p/>
          </draw:rect>
          <draw:rect draw:style-name="gr8" draw:text-style-name="P1" draw:layer="layout" svg:width="0.3cm" svg:height="0.4cm" svg:x="7.5cm" svg:y="23.9cm">
            <text:p/>
          </draw:rect>
        </draw:g>
        <draw:g>
          <draw:rect draw:style-name="gr7" draw:text-style-name="P1" draw:layer="layout" svg:width="4.5cm" svg:height="0.7cm" svg:x="3.4cm" svg:y="23.1cm">
            <text:p/>
          </draw:rect>
          <draw:rect draw:style-name="gr8" draw:text-style-name="P1" draw:layer="layout" svg:width="0.3cm" svg:height="0.4cm" svg:x="3.5cm" svg:y="23.2cm">
            <text:p/>
          </draw:rect>
          <draw:rect draw:style-name="gr8" draw:text-style-name="P1" draw:layer="layout" svg:width="0.3cm" svg:height="0.4cm" svg:x="3.9cm" svg:y="23.2cm">
            <text:p/>
          </draw:rect>
          <draw:rect draw:style-name="gr8" draw:text-style-name="P1" draw:layer="layout" svg:width="0.3cm" svg:height="0.4cm" svg:x="4.3cm" svg:y="23.2cm">
            <text:p/>
          </draw:rect>
          <draw:rect draw:style-name="gr8" draw:text-style-name="P1" draw:layer="layout" svg:width="0.3cm" svg:height="0.4cm" svg:x="4.7cm" svg:y="23.2cm">
            <text:p/>
          </draw:rect>
          <draw:rect draw:style-name="gr8" draw:text-style-name="P1" draw:layer="layout" svg:width="0.3cm" svg:height="0.4cm" svg:x="5.1cm" svg:y="23.2cm">
            <text:p/>
          </draw:rect>
          <draw:rect draw:style-name="gr8" draw:text-style-name="P1" draw:layer="layout" svg:width="0.3cm" svg:height="0.4cm" svg:x="5.5cm" svg:y="23.2cm">
            <text:p/>
          </draw:rect>
          <draw:rect draw:style-name="gr8" draw:text-style-name="P1" draw:layer="layout" svg:width="0.3cm" svg:height="0.4cm" svg:x="5.9cm" svg:y="23.2cm">
            <text:p/>
          </draw:rect>
          <draw:rect draw:style-name="gr8" draw:text-style-name="P1" draw:layer="layout" svg:width="0.3cm" svg:height="0.4cm" svg:x="6.3cm" svg:y="23.2cm">
            <text:p/>
          </draw:rect>
          <draw:rect draw:style-name="gr8" draw:text-style-name="P1" draw:layer="layout" svg:width="0.3cm" svg:height="0.4cm" svg:x="6.7cm" svg:y="23.2cm">
            <text:p/>
          </draw:rect>
          <draw:rect draw:style-name="gr8" draw:text-style-name="P1" draw:layer="layout" svg:width="0.3cm" svg:height="0.4cm" svg:x="7.1cm" svg:y="23.2cm">
            <text:p/>
          </draw:rect>
          <draw:rect draw:style-name="gr8" draw:text-style-name="P1" draw:layer="layout" svg:width="0.3cm" svg:height="0.4cm" svg:x="7.5cm" svg:y="23.2cm">
            <text:p/>
          </draw:rect>
        </draw:g>
        <draw:g>
          <draw:rect draw:style-name="gr7" draw:text-style-name="P1" draw:layer="layout" svg:width="4.5cm" svg:height="0.7cm" svg:x="3.4cm" svg:y="22.4cm">
            <text:p/>
          </draw:rect>
          <draw:rect draw:style-name="gr8" draw:text-style-name="P1" draw:layer="layout" svg:width="0.3cm" svg:height="0.4cm" svg:x="3.5cm" svg:y="22.5cm">
            <text:p/>
          </draw:rect>
          <draw:rect draw:style-name="gr8" draw:text-style-name="P1" draw:layer="layout" svg:width="0.3cm" svg:height="0.4cm" svg:x="3.9cm" svg:y="22.5cm">
            <text:p/>
          </draw:rect>
          <draw:rect draw:style-name="gr8" draw:text-style-name="P1" draw:layer="layout" svg:width="0.3cm" svg:height="0.4cm" svg:x="4.3cm" svg:y="22.5cm">
            <text:p/>
          </draw:rect>
          <draw:rect draw:style-name="gr8" draw:text-style-name="P1" draw:layer="layout" svg:width="0.3cm" svg:height="0.4cm" svg:x="4.7cm" svg:y="22.5cm">
            <text:p/>
          </draw:rect>
          <draw:rect draw:style-name="gr8" draw:text-style-name="P1" draw:layer="layout" svg:width="0.3cm" svg:height="0.4cm" svg:x="5.1cm" svg:y="22.5cm">
            <text:p/>
          </draw:rect>
          <draw:rect draw:style-name="gr8" draw:text-style-name="P1" draw:layer="layout" svg:width="0.3cm" svg:height="0.4cm" svg:x="5.5cm" svg:y="22.5cm">
            <text:p/>
          </draw:rect>
          <draw:rect draw:style-name="gr8" draw:text-style-name="P1" draw:layer="layout" svg:width="0.3cm" svg:height="0.4cm" svg:x="5.9cm" svg:y="22.5cm">
            <text:p/>
          </draw:rect>
          <draw:rect draw:style-name="gr8" draw:text-style-name="P1" draw:layer="layout" svg:width="0.3cm" svg:height="0.4cm" svg:x="6.3cm" svg:y="22.5cm">
            <text:p/>
          </draw:rect>
          <draw:rect draw:style-name="gr8" draw:text-style-name="P1" draw:layer="layout" svg:width="0.3cm" svg:height="0.4cm" svg:x="6.7cm" svg:y="22.5cm">
            <text:p/>
          </draw:rect>
          <draw:rect draw:style-name="gr8" draw:text-style-name="P1" draw:layer="layout" svg:width="0.3cm" svg:height="0.4cm" svg:x="7.1cm" svg:y="22.5cm">
            <text:p/>
          </draw:rect>
          <draw:rect draw:style-name="gr8" draw:text-style-name="P1" draw:layer="layout" svg:width="0.3cm" svg:height="0.4cm" svg:x="7.5cm" svg:y="22.5cm">
            <text:p/>
          </draw:rect>
        </draw:g>
        <draw:g>
          <draw:rect draw:style-name="gr7" draw:text-style-name="P1" draw:layer="layout" svg:width="4.5cm" svg:height="0.7cm" svg:x="3.4cm" svg:y="21.7cm">
            <text:p/>
          </draw:rect>
          <draw:rect draw:style-name="gr8" draw:text-style-name="P1" draw:layer="layout" svg:width="0.3cm" svg:height="0.4cm" svg:x="3.5cm" svg:y="21.8cm">
            <text:p/>
          </draw:rect>
          <draw:rect draw:style-name="gr8" draw:text-style-name="P1" draw:layer="layout" svg:width="0.3cm" svg:height="0.4cm" svg:x="3.9cm" svg:y="21.8cm">
            <text:p/>
          </draw:rect>
          <draw:rect draw:style-name="gr8" draw:text-style-name="P1" draw:layer="layout" svg:width="0.3cm" svg:height="0.4cm" svg:x="4.3cm" svg:y="21.8cm">
            <text:p/>
          </draw:rect>
          <draw:rect draw:style-name="gr8" draw:text-style-name="P1" draw:layer="layout" svg:width="0.3cm" svg:height="0.4cm" svg:x="4.7cm" svg:y="21.8cm">
            <text:p/>
          </draw:rect>
          <draw:rect draw:style-name="gr8" draw:text-style-name="P1" draw:layer="layout" svg:width="0.3cm" svg:height="0.4cm" svg:x="5.1cm" svg:y="21.8cm">
            <text:p/>
          </draw:rect>
          <draw:rect draw:style-name="gr8" draw:text-style-name="P1" draw:layer="layout" svg:width="0.3cm" svg:height="0.4cm" svg:x="5.5cm" svg:y="21.8cm">
            <text:p/>
          </draw:rect>
          <draw:rect draw:style-name="gr8" draw:text-style-name="P1" draw:layer="layout" svg:width="0.3cm" svg:height="0.4cm" svg:x="5.9cm" svg:y="21.8cm">
            <text:p/>
          </draw:rect>
          <draw:rect draw:style-name="gr8" draw:text-style-name="P1" draw:layer="layout" svg:width="0.3cm" svg:height="0.4cm" svg:x="6.3cm" svg:y="21.8cm">
            <text:p/>
          </draw:rect>
          <draw:rect draw:style-name="gr8" draw:text-style-name="P1" draw:layer="layout" svg:width="0.3cm" svg:height="0.4cm" svg:x="6.7cm" svg:y="21.8cm">
            <text:p/>
          </draw:rect>
          <draw:rect draw:style-name="gr8" draw:text-style-name="P1" draw:layer="layout" svg:width="0.3cm" svg:height="0.4cm" svg:x="7.1cm" svg:y="21.8cm">
            <text:p/>
          </draw:rect>
          <draw:rect draw:style-name="gr8" draw:text-style-name="P1" draw:layer="layout" svg:width="0.3cm" svg:height="0.4cm" svg:x="7.5cm" svg:y="21.8cm">
            <text:p/>
          </draw:rect>
        </draw:g>
        <draw:g>
          <draw:rect draw:style-name="gr7" draw:text-style-name="P1" draw:layer="layout" svg:width="4.5cm" svg:height="0.7cm" svg:x="3.4cm" svg:y="21cm">
            <text:p/>
          </draw:rect>
          <draw:rect draw:style-name="gr8" draw:text-style-name="P1" draw:layer="layout" svg:width="0.3cm" svg:height="0.4cm" svg:x="3.5cm" svg:y="21.1cm">
            <text:p/>
          </draw:rect>
          <draw:rect draw:style-name="gr8" draw:text-style-name="P1" draw:layer="layout" svg:width="0.3cm" svg:height="0.4cm" svg:x="3.9cm" svg:y="21.1cm">
            <text:p/>
          </draw:rect>
          <draw:rect draw:style-name="gr8" draw:text-style-name="P1" draw:layer="layout" svg:width="0.3cm" svg:height="0.4cm" svg:x="4.3cm" svg:y="21.1cm">
            <text:p/>
          </draw:rect>
          <draw:rect draw:style-name="gr8" draw:text-style-name="P1" draw:layer="layout" svg:width="0.3cm" svg:height="0.4cm" svg:x="4.7cm" svg:y="21.1cm">
            <text:p/>
          </draw:rect>
          <draw:rect draw:style-name="gr8" draw:text-style-name="P1" draw:layer="layout" svg:width="0.3cm" svg:height="0.4cm" svg:x="5.1cm" svg:y="21.1cm">
            <text:p/>
          </draw:rect>
          <draw:rect draw:style-name="gr8" draw:text-style-name="P1" draw:layer="layout" svg:width="0.3cm" svg:height="0.4cm" svg:x="5.5cm" svg:y="21.1cm">
            <text:p/>
          </draw:rect>
          <draw:rect draw:style-name="gr8" draw:text-style-name="P1" draw:layer="layout" svg:width="0.3cm" svg:height="0.4cm" svg:x="5.9cm" svg:y="21.1cm">
            <text:p/>
          </draw:rect>
          <draw:rect draw:style-name="gr8" draw:text-style-name="P1" draw:layer="layout" svg:width="0.3cm" svg:height="0.4cm" svg:x="6.3cm" svg:y="21.1cm">
            <text:p/>
          </draw:rect>
          <draw:rect draw:style-name="gr8" draw:text-style-name="P1" draw:layer="layout" svg:width="0.3cm" svg:height="0.4cm" svg:x="6.7cm" svg:y="21.1cm">
            <text:p/>
          </draw:rect>
          <draw:rect draw:style-name="gr8" draw:text-style-name="P1" draw:layer="layout" svg:width="0.3cm" svg:height="0.4cm" svg:x="7.1cm" svg:y="21.1cm">
            <text:p/>
          </draw:rect>
          <draw:rect draw:style-name="gr8" draw:text-style-name="P1" draw:layer="layout" svg:width="0.3cm" svg:height="0.4cm" svg:x="7.5cm" svg:y="21.1cm">
            <text:p/>
          </draw:rect>
        </draw:g>
        <draw:g>
          <draw:rect draw:style-name="gr7" draw:text-style-name="P1" draw:layer="layout" svg:width="4.5cm" svg:height="0.7cm" svg:x="3.4cm" svg:y="20.3cm">
            <text:p/>
          </draw:rect>
          <draw:rect draw:style-name="gr8" draw:text-style-name="P1" draw:layer="layout" svg:width="0.3cm" svg:height="0.4cm" svg:x="3.5cm" svg:y="20.4cm">
            <text:p/>
          </draw:rect>
          <draw:rect draw:style-name="gr8" draw:text-style-name="P1" draw:layer="layout" svg:width="0.3cm" svg:height="0.4cm" svg:x="3.9cm" svg:y="20.4cm">
            <text:p/>
          </draw:rect>
          <draw:rect draw:style-name="gr8" draw:text-style-name="P1" draw:layer="layout" svg:width="0.3cm" svg:height="0.4cm" svg:x="4.3cm" svg:y="20.4cm">
            <text:p/>
          </draw:rect>
          <draw:rect draw:style-name="gr8" draw:text-style-name="P1" draw:layer="layout" svg:width="0.3cm" svg:height="0.4cm" svg:x="4.7cm" svg:y="20.4cm">
            <text:p/>
          </draw:rect>
          <draw:rect draw:style-name="gr8" draw:text-style-name="P1" draw:layer="layout" svg:width="0.3cm" svg:height="0.4cm" svg:x="5.1cm" svg:y="20.4cm">
            <text:p/>
          </draw:rect>
          <draw:rect draw:style-name="gr8" draw:text-style-name="P1" draw:layer="layout" svg:width="0.3cm" svg:height="0.4cm" svg:x="5.5cm" svg:y="20.4cm">
            <text:p/>
          </draw:rect>
          <draw:rect draw:style-name="gr8" draw:text-style-name="P1" draw:layer="layout" svg:width="0.3cm" svg:height="0.4cm" svg:x="5.9cm" svg:y="20.4cm">
            <text:p/>
          </draw:rect>
          <draw:rect draw:style-name="gr8" draw:text-style-name="P1" draw:layer="layout" svg:width="0.3cm" svg:height="0.4cm" svg:x="6.3cm" svg:y="20.4cm">
            <text:p/>
          </draw:rect>
          <draw:rect draw:style-name="gr8" draw:text-style-name="P1" draw:layer="layout" svg:width="0.3cm" svg:height="0.4cm" svg:x="6.7cm" svg:y="20.4cm">
            <text:p/>
          </draw:rect>
          <draw:rect draw:style-name="gr8" draw:text-style-name="P1" draw:layer="layout" svg:width="0.3cm" svg:height="0.4cm" svg:x="7.1cm" svg:y="20.4cm">
            <text:p/>
          </draw:rect>
          <draw:rect draw:style-name="gr8" draw:text-style-name="P1" draw:layer="layout" svg:width="0.3cm" svg:height="0.4cm" svg:x="7.5cm" svg:y="20.4cm">
            <text:p/>
          </draw:rect>
        </draw:g>
        <draw:g>
          <draw:rect draw:style-name="gr7" draw:text-style-name="P1" draw:layer="layout" svg:width="4.5cm" svg:height="0.7cm" svg:x="3.4cm" svg:y="19.6cm">
            <text:p/>
          </draw:rect>
          <draw:rect draw:style-name="gr8" draw:text-style-name="P1" draw:layer="layout" svg:width="0.3cm" svg:height="0.4cm" svg:x="3.5cm" svg:y="19.7cm">
            <text:p/>
          </draw:rect>
          <draw:rect draw:style-name="gr8" draw:text-style-name="P1" draw:layer="layout" svg:width="0.3cm" svg:height="0.4cm" svg:x="3.9cm" svg:y="19.7cm">
            <text:p/>
          </draw:rect>
          <draw:rect draw:style-name="gr8" draw:text-style-name="P1" draw:layer="layout" svg:width="0.3cm" svg:height="0.4cm" svg:x="4.3cm" svg:y="19.7cm">
            <text:p/>
          </draw:rect>
          <draw:rect draw:style-name="gr8" draw:text-style-name="P1" draw:layer="layout" svg:width="0.3cm" svg:height="0.4cm" svg:x="4.7cm" svg:y="19.7cm">
            <text:p/>
          </draw:rect>
          <draw:rect draw:style-name="gr8" draw:text-style-name="P1" draw:layer="layout" svg:width="0.3cm" svg:height="0.4cm" svg:x="5.1cm" svg:y="19.7cm">
            <text:p/>
          </draw:rect>
          <draw:rect draw:style-name="gr8" draw:text-style-name="P1" draw:layer="layout" svg:width="0.3cm" svg:height="0.4cm" svg:x="5.5cm" svg:y="19.7cm">
            <text:p/>
          </draw:rect>
          <draw:rect draw:style-name="gr8" draw:text-style-name="P1" draw:layer="layout" svg:width="0.3cm" svg:height="0.4cm" svg:x="5.9cm" svg:y="19.7cm">
            <text:p/>
          </draw:rect>
          <draw:rect draw:style-name="gr8" draw:text-style-name="P1" draw:layer="layout" svg:width="0.3cm" svg:height="0.4cm" svg:x="6.3cm" svg:y="19.7cm">
            <text:p/>
          </draw:rect>
          <draw:rect draw:style-name="gr8" draw:text-style-name="P1" draw:layer="layout" svg:width="0.3cm" svg:height="0.4cm" svg:x="6.7cm" svg:y="19.7cm">
            <text:p/>
          </draw:rect>
          <draw:rect draw:style-name="gr8" draw:text-style-name="P1" draw:layer="layout" svg:width="0.3cm" svg:height="0.4cm" svg:x="7.1cm" svg:y="19.7cm">
            <text:p/>
          </draw:rect>
          <draw:rect draw:style-name="gr8" draw:text-style-name="P1" draw:layer="layout" svg:width="0.3cm" svg:height="0.4cm" svg:x="7.5cm" svg:y="19.7cm">
            <text:p/>
          </draw:rect>
        </draw:g>
        <draw:g>
          <draw:rect draw:style-name="gr7" draw:text-style-name="P1" draw:layer="layout" svg:width="4.5cm" svg:height="0.7cm" svg:x="3.4cm" svg:y="18.9cm">
            <text:p/>
          </draw:rect>
          <draw:rect draw:style-name="gr8" draw:text-style-name="P1" draw:layer="layout" svg:width="0.3cm" svg:height="0.4cm" svg:x="3.5cm" svg:y="19cm">
            <text:p/>
          </draw:rect>
          <draw:rect draw:style-name="gr8" draw:text-style-name="P1" draw:layer="layout" svg:width="0.3cm" svg:height="0.4cm" svg:x="3.9cm" svg:y="19cm">
            <text:p/>
          </draw:rect>
          <draw:rect draw:style-name="gr8" draw:text-style-name="P1" draw:layer="layout" svg:width="0.3cm" svg:height="0.4cm" svg:x="4.3cm" svg:y="19cm">
            <text:p/>
          </draw:rect>
          <draw:rect draw:style-name="gr8" draw:text-style-name="P1" draw:layer="layout" svg:width="0.3cm" svg:height="0.4cm" svg:x="4.7cm" svg:y="19cm">
            <text:p/>
          </draw:rect>
          <draw:rect draw:style-name="gr8" draw:text-style-name="P1" draw:layer="layout" svg:width="0.3cm" svg:height="0.4cm" svg:x="5.1cm" svg:y="19cm">
            <text:p/>
          </draw:rect>
          <draw:rect draw:style-name="gr8" draw:text-style-name="P1" draw:layer="layout" svg:width="0.3cm" svg:height="0.4cm" svg:x="5.5cm" svg:y="19cm">
            <text:p/>
          </draw:rect>
          <draw:rect draw:style-name="gr8" draw:text-style-name="P1" draw:layer="layout" svg:width="0.3cm" svg:height="0.4cm" svg:x="5.9cm" svg:y="19cm">
            <text:p/>
          </draw:rect>
          <draw:rect draw:style-name="gr8" draw:text-style-name="P1" draw:layer="layout" svg:width="0.3cm" svg:height="0.4cm" svg:x="6.3cm" svg:y="19cm">
            <text:p/>
          </draw:rect>
          <draw:rect draw:style-name="gr8" draw:text-style-name="P1" draw:layer="layout" svg:width="0.3cm" svg:height="0.4cm" svg:x="6.7cm" svg:y="19cm">
            <text:p/>
          </draw:rect>
          <draw:rect draw:style-name="gr8" draw:text-style-name="P1" draw:layer="layout" svg:width="0.3cm" svg:height="0.4cm" svg:x="7.1cm" svg:y="19cm">
            <text:p/>
          </draw:rect>
          <draw:rect draw:style-name="gr8" draw:text-style-name="P1" draw:layer="layout" svg:width="0.3cm" svg:height="0.4cm" svg:x="7.5cm" svg:y="19cm">
            <text:p/>
          </draw:rect>
        </draw:g>
        <draw:g>
          <draw:rect draw:style-name="gr7" draw:text-style-name="P1" draw:layer="layout" svg:width="4.5cm" svg:height="0.7cm" svg:x="3.4cm" svg:y="18.2cm">
            <text:p/>
          </draw:rect>
          <draw:rect draw:style-name="gr8" draw:text-style-name="P1" draw:layer="layout" svg:width="0.3cm" svg:height="0.4cm" svg:x="3.5cm" svg:y="18.3cm">
            <text:p/>
          </draw:rect>
          <draw:rect draw:style-name="gr8" draw:text-style-name="P1" draw:layer="layout" svg:width="0.3cm" svg:height="0.4cm" svg:x="3.9cm" svg:y="18.3cm">
            <text:p/>
          </draw:rect>
          <draw:rect draw:style-name="gr8" draw:text-style-name="P1" draw:layer="layout" svg:width="0.3cm" svg:height="0.4cm" svg:x="4.3cm" svg:y="18.3cm">
            <text:p/>
          </draw:rect>
          <draw:rect draw:style-name="gr8" draw:text-style-name="P1" draw:layer="layout" svg:width="0.3cm" svg:height="0.4cm" svg:x="4.7cm" svg:y="18.3cm">
            <text:p/>
          </draw:rect>
          <draw:rect draw:style-name="gr8" draw:text-style-name="P1" draw:layer="layout" svg:width="0.3cm" svg:height="0.4cm" svg:x="5.1cm" svg:y="18.3cm">
            <text:p/>
          </draw:rect>
          <draw:rect draw:style-name="gr8" draw:text-style-name="P1" draw:layer="layout" svg:width="0.3cm" svg:height="0.4cm" svg:x="5.5cm" svg:y="18.3cm">
            <text:p/>
          </draw:rect>
          <draw:rect draw:style-name="gr8" draw:text-style-name="P1" draw:layer="layout" svg:width="0.3cm" svg:height="0.4cm" svg:x="5.9cm" svg:y="18.3cm">
            <text:p/>
          </draw:rect>
          <draw:rect draw:style-name="gr8" draw:text-style-name="P1" draw:layer="layout" svg:width="0.3cm" svg:height="0.4cm" svg:x="6.3cm" svg:y="18.3cm">
            <text:p/>
          </draw:rect>
          <draw:rect draw:style-name="gr8" draw:text-style-name="P1" draw:layer="layout" svg:width="0.3cm" svg:height="0.4cm" svg:x="6.7cm" svg:y="18.3cm">
            <text:p/>
          </draw:rect>
          <draw:rect draw:style-name="gr8" draw:text-style-name="P1" draw:layer="layout" svg:width="0.3cm" svg:height="0.4cm" svg:x="7.1cm" svg:y="18.3cm">
            <text:p/>
          </draw:rect>
          <draw:rect draw:style-name="gr8" draw:text-style-name="P1" draw:layer="layout" svg:width="0.3cm" svg:height="0.4cm" svg:x="7.5cm" svg:y="18.3cm">
            <text:p/>
          </draw:rect>
        </draw:g>
        <draw:g>
          <draw:rect draw:style-name="gr7" draw:text-style-name="P1" draw:layer="layout" svg:width="4.5cm" svg:height="0.7cm" svg:x="3.4cm" svg:y="17.5cm">
            <text:p/>
          </draw:rect>
          <draw:rect draw:style-name="gr8" draw:text-style-name="P1" draw:layer="layout" svg:width="0.3cm" svg:height="0.4cm" svg:x="3.5cm" svg:y="17.6cm">
            <text:p/>
          </draw:rect>
          <draw:rect draw:style-name="gr8" draw:text-style-name="P1" draw:layer="layout" svg:width="0.3cm" svg:height="0.4cm" svg:x="3.9cm" svg:y="17.6cm">
            <text:p/>
          </draw:rect>
          <draw:rect draw:style-name="gr8" draw:text-style-name="P1" draw:layer="layout" svg:width="0.3cm" svg:height="0.4cm" svg:x="4.3cm" svg:y="17.6cm">
            <text:p/>
          </draw:rect>
          <draw:rect draw:style-name="gr8" draw:text-style-name="P1" draw:layer="layout" svg:width="0.3cm" svg:height="0.4cm" svg:x="4.7cm" svg:y="17.6cm">
            <text:p/>
          </draw:rect>
          <draw:rect draw:style-name="gr8" draw:text-style-name="P1" draw:layer="layout" svg:width="0.3cm" svg:height="0.4cm" svg:x="5.1cm" svg:y="17.6cm">
            <text:p/>
          </draw:rect>
          <draw:rect draw:style-name="gr8" draw:text-style-name="P1" draw:layer="layout" svg:width="0.3cm" svg:height="0.4cm" svg:x="5.5cm" svg:y="17.6cm">
            <text:p/>
          </draw:rect>
          <draw:rect draw:style-name="gr8" draw:text-style-name="P1" draw:layer="layout" svg:width="0.3cm" svg:height="0.4cm" svg:x="5.9cm" svg:y="17.6cm">
            <text:p/>
          </draw:rect>
          <draw:rect draw:style-name="gr8" draw:text-style-name="P1" draw:layer="layout" svg:width="0.3cm" svg:height="0.4cm" svg:x="6.3cm" svg:y="17.6cm">
            <text:p/>
          </draw:rect>
          <draw:rect draw:style-name="gr8" draw:text-style-name="P1" draw:layer="layout" svg:width="0.3cm" svg:height="0.4cm" svg:x="6.7cm" svg:y="17.6cm">
            <text:p/>
          </draw:rect>
          <draw:rect draw:style-name="gr8" draw:text-style-name="P1" draw:layer="layout" svg:width="0.3cm" svg:height="0.4cm" svg:x="7.1cm" svg:y="17.6cm">
            <text:p/>
          </draw:rect>
          <draw:rect draw:style-name="gr8" draw:text-style-name="P1" draw:layer="layout" svg:width="0.3cm" svg:height="0.4cm" svg:x="7.5cm" svg:y="17.6cm">
            <text:p/>
          </draw:rect>
        </draw:g>
        <draw:g>
          <draw:rect draw:style-name="gr7" draw:text-style-name="P1" draw:layer="layout" svg:width="4.5cm" svg:height="0.7cm" svg:x="3.4cm" svg:y="16.8cm">
            <text:p/>
          </draw:rect>
          <draw:rect draw:style-name="gr8" draw:text-style-name="P1" draw:layer="layout" svg:width="0.3cm" svg:height="0.4cm" svg:x="3.5cm" svg:y="16.9cm">
            <text:p/>
          </draw:rect>
          <draw:rect draw:style-name="gr8" draw:text-style-name="P1" draw:layer="layout" svg:width="0.3cm" svg:height="0.4cm" svg:x="3.9cm" svg:y="16.9cm">
            <text:p/>
          </draw:rect>
          <draw:rect draw:style-name="gr8" draw:text-style-name="P1" draw:layer="layout" svg:width="0.3cm" svg:height="0.4cm" svg:x="4.3cm" svg:y="16.9cm">
            <text:p/>
          </draw:rect>
          <draw:rect draw:style-name="gr8" draw:text-style-name="P1" draw:layer="layout" svg:width="0.3cm" svg:height="0.4cm" svg:x="4.7cm" svg:y="16.9cm">
            <text:p/>
          </draw:rect>
          <draw:rect draw:style-name="gr8" draw:text-style-name="P1" draw:layer="layout" svg:width="0.3cm" svg:height="0.4cm" svg:x="5.1cm" svg:y="16.9cm">
            <text:p/>
          </draw:rect>
          <draw:rect draw:style-name="gr8" draw:text-style-name="P1" draw:layer="layout" svg:width="0.3cm" svg:height="0.4cm" svg:x="5.5cm" svg:y="16.9cm">
            <text:p/>
          </draw:rect>
          <draw:rect draw:style-name="gr8" draw:text-style-name="P1" draw:layer="layout" svg:width="0.3cm" svg:height="0.4cm" svg:x="5.9cm" svg:y="16.9cm">
            <text:p/>
          </draw:rect>
          <draw:rect draw:style-name="gr8" draw:text-style-name="P1" draw:layer="layout" svg:width="0.3cm" svg:height="0.4cm" svg:x="6.3cm" svg:y="16.9cm">
            <text:p/>
          </draw:rect>
          <draw:rect draw:style-name="gr8" draw:text-style-name="P1" draw:layer="layout" svg:width="0.3cm" svg:height="0.4cm" svg:x="6.7cm" svg:y="16.9cm">
            <text:p/>
          </draw:rect>
          <draw:rect draw:style-name="gr8" draw:text-style-name="P1" draw:layer="layout" svg:width="0.3cm" svg:height="0.4cm" svg:x="7.1cm" svg:y="16.9cm">
            <text:p/>
          </draw:rect>
          <draw:rect draw:style-name="gr8" draw:text-style-name="P1" draw:layer="layout" svg:width="0.3cm" svg:height="0.4cm" svg:x="7.5cm" svg:y="16.9cm">
            <text:p/>
          </draw:rect>
        </draw:g>
        <draw:rect draw:style-name="gr9" draw:text-style-name="P1" draw:layer="layout" svg:width="0.7cm" svg:height="0.7cm" svg:x="2.7cm" svg:y="16.8cm">
          <text:p text:style-name="P1">15</text:p>
        </draw:rect>
        <draw:rect draw:style-name="gr9" draw:text-style-name="P1" draw:layer="layout" svg:width="0.7cm" svg:height="0.7cm" svg:x="2.7cm" svg:y="20.3cm">
          <text:p text:style-name="P1">10</text:p>
        </draw:rect>
        <draw:rect draw:style-name="gr9" draw:text-style-name="P1" draw:layer="layout" svg:width="0.7cm" svg:height="0.7cm" svg:x="2.7cm" svg:y="23.8cm">
          <text:p text:style-name="P1">5</text:p>
        </draw:rect>
        <draw:rect draw:style-name="gr9" draw:text-style-name="P1" draw:layer="layout" svg:width="0.7cm" svg:height="0.7cm" svg:x="2.7cm" svg:y="27.3cm">
          <text:p text:style-name="P1">0</text:p>
        </draw:rect>
        <draw:line draw:style-name="gr10" draw:text-style-name="P1" draw:layer="layout" svg:x1="8.2cm" svg:y1="24.1cm" svg:x2="8.2cm" svg:y2="28cm">
          <text:p/>
        </draw:line>
        <draw:line draw:style-name="gr10" draw:text-style-name="P1" draw:layer="layout" svg:x1="8.6cm" svg:y1="21.3cm" svg:x2="8.6cm" svg:y2="28cm">
          <text:p/>
        </draw:line>
        <draw:line draw:style-name="gr10" draw:text-style-name="P1" draw:layer="layout" svg:x1="9cm" svg:y1="19.1cm" svg:x2="9cm" svg:y2="28cm">
          <text:p/>
        </draw:line>
        <draw:line draw:style-name="gr10" draw:text-style-name="P1" draw:layer="layout" svg:x1="9.4cm" svg:y1="17.8cm" svg:x2="9.4cm" svg:y2="28cm">
          <text:p/>
        </draw:line>
        <draw:line draw:style-name="gr10" draw:text-style-name="P1" draw:layer="layout" svg:x1="9.8cm" svg:y1="17cm" svg:x2="9.8cm" svg:y2="28cm">
          <text:p/>
        </draw:line>
        <draw:line draw:style-name="gr11" draw:text-style-name="P1" draw:layer="layout" svg:x1="10.4cm" svg:y1="24.1cm" svg:x2="10.4cm" svg:y2="28cm">
          <text:p/>
        </draw:line>
        <draw:line draw:style-name="gr10" draw:text-style-name="P1" draw:layer="layout" svg:x1="10.8cm" svg:y1="26.9cm" svg:x2="10.8cm" svg:y2="28cm">
          <text:p/>
        </draw:line>
        <draw:line draw:style-name="gr10" draw:text-style-name="P1" draw:layer="layout" svg:x1="11.2cm" svg:y1="26.2cm" svg:x2="11.2cm" svg:y2="28cm">
          <text:p/>
        </draw:line>
        <draw:line draw:style-name="gr10" draw:text-style-name="P1" draw:layer="layout" svg:x1="11.6cm" svg:y1="25.4cm" svg:x2="11.6cm" svg:y2="28cm">
          <text:p/>
        </draw:line>
        <draw:line draw:style-name="gr10" draw:text-style-name="P1" draw:layer="layout" svg:x1="12cm" svg:y1="24.8cm" svg:x2="12cm" svg:y2="28cm">
          <text:p/>
        </draw:line>
        <draw:frame draw:style-name="gr3" draw:layer="layout" svg:width="3.952cm" svg:height="0.963cm" svg:x="8.2cm" svg:y="15.9cm">
          <draw:text-box>
            <text:p>1.Messreihe</text:p>
          </draw:text-box>
        </draw:frame>
        <draw:frame draw:style-name="gr3" draw:layer="layout" svg:width="3.952cm" svg:height="0.963cm" svg:x="9.848cm" svg:y="22.5cm">
          <draw:text-box>
            <text:p>2.Messreih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ienende_20_1" draw:display-name="Linienende 1" svg:viewBox="0 0 836 110" svg:d="m0 0h278 278 280v36 36 38h-278-278-280v-36-36z"/>
    <draw:marker draw:name="Linienende_20_2" draw:display-name="Linienende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ienende_20_3" draw:display-name="Linienende 3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8T13:08:01.50</meta:creation-date>
    <dc:date>2012-11-28T13:56:01.56</dc:date>
    <meta:editing-duration>PT2M8S</meta:editing-duration>
    <meta:editing-cycles>1</meta:editing-cycles>
    <meta:document-statistic meta:object-count="241"/>
    <meta:generator>OpenOffice.org/3.4.1$Win32 OpenOffice.org_project/341m1$Build-9593</meta:generator>
  </office:meta>
</office:document-meta>
</file>